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853cm"/>
    </style:style>
    <style:style style:name="co3" style:family="table-column">
      <style:table-column-properties fo:break-before="auto" style:column-width="5.096cm"/>
    </style:style>
    <style:style style:name="co4" style:family="table-column">
      <style:table-column-properties fo:break-before="auto" style:column-width="3.304cm"/>
    </style:style>
    <style:style style:name="co5" style:family="table-column">
      <style:table-column-properties fo:break-before="auto" style:column-width="4.337cm"/>
    </style:style>
    <style:style style:name="co6" style:family="table-column">
      <style:table-column-properties fo:break-before="auto" style:column-width="3.68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>
            <text:p>VendorID</text:p>
          </table:table-cell>
          <table:table-cell office:value-type="string">
            <text:p>tpep_pickup_datetime</text:p>
          </table:table-cell>
          <table:table-cell office:value-type="string">
            <text:p>tpep_dropoff_datetime</text:p>
          </table:table-cell>
          <table:table-cell office:value-type="string">
            <text:p>passenger_count</text:p>
          </table:table-cell>
          <table:table-cell office:value-type="string">
            <text:p>trip_distance</text:p>
          </table:table-cell>
          <table:table-cell office:value-type="string">
            <text:p>RatecodeID</text:p>
          </table:table-cell>
          <table:table-cell office:value-type="string">
            <text:p>store_and_fwd_flag</text:p>
          </table:table-cell>
          <table:table-cell office:value-type="string">
            <text:p>PULocationID</text:p>
          </table:table-cell>
          <table:table-cell office:value-type="string">
            <text:p>DOLocationID</text:p>
          </table:table-cell>
          <table:table-cell office:value-type="string">
            <text:p>payment_type</text:p>
          </table:table-cell>
          <table:table-cell office:value-type="string">
            <text:p>fare_amount</text:p>
          </table:table-cell>
          <table:table-cell office:value-type="string">
            <text:p>extra</text:p>
          </table:table-cell>
          <table:table-cell office:value-type="string">
            <text:p>mta_tax</text:p>
          </table:table-cell>
          <table:table-cell office:value-type="string">
            <text:p>tip_amount</text:p>
          </table:table-cell>
          <table:table-cell office:value-type="string">
            <text:p>tolls_amount</text:p>
          </table:table-cell>
          <table:table-cell office:value-type="string">
            <text:p>improvement_surcharge</text:p>
          </table:table-cell>
          <table:table-cell office:value-type="string">
            <text:p>total_amou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9-01-01 00:46:40</text:p>
          </table:table-cell>
          <table:table-cell office:value-type="string">
            <text:p>2019-01-01 00:53:20</text:p>
          </table:table-cell>
          <table:table-cell office:value-type="float" office:value="1">
            <text:p>1</text:p>
          </table:table-cell>
          <table:table-cell office:value-type="string">
            <text:p>1.5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51">
            <text:p>151</text:p>
          </table:table-cell>
          <table:table-cell office:value-type="float" office:value="239">
            <text:p>23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0.5</text:p>
          </table:table-cell>
          <table:table-cell office:value-type="string">
            <text:p>1.65</text:p>
          </table:table-cell>
          <table:table-cell office:value-type="float" office:value="0">
            <text:p>0</text:p>
          </table:table-cell>
          <table:table-cell office:value-type="string">
            <text:p>0.3</text:p>
          </table:table-cell>
          <table:table-cell office:value-type="string">
            <text:p>9.9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9-01-01 00:59:47</text:p>
          </table:table-cell>
          <table:table-cell office:value-type="string">
            <text:p>2019-01-01 01:18:59</text:p>
          </table:table-cell>
          <table:table-cell office:value-type="float" office:value="1">
            <text:p>1</text:p>
          </table:table-cell>
          <table:table-cell office:value-type="string">
            <text:p>2.6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239">
            <text:p>239</text:p>
          </table:table-cell>
          <table:table-cell office:value-type="float" office:value="246">
            <text:p>24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3</text:p>
          </table:table-cell>
          <table:table-cell office:value-type="string">
            <text:p>16.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8-12-21 13:48:30</text:p>
          </table:table-cell>
          <table:table-cell office:value-type="string">
            <text:p>2018-12-21 13:52:40</text:p>
          </table:table-cell>
          <table:table-cell office:value-type="float" office:value="3">
            <text:p>3</text:p>
          </table:table-cell>
          <table:table-cell office:value-type="string">
            <text:p>.0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table:number-columns-repeated="2" office:value-type="float" office:value="236">
            <text:p>236</text:p>
          </table:table-cell>
          <table:table-cell office:value-type="float" office:value="1">
            <text:p>1</text:p>
          </table:table-cell>
          <table:table-cell office:value-type="string">
            <text:p>4.5</text:p>
          </table:table-cell>
          <table:table-cell table:number-columns-repeated="2" office:value-type="string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3</text:p>
          </table:table-cell>
          <table:table-cell office:value-type="string">
            <text:p>5.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8-11-28 15:52:25</text:p>
          </table:table-cell>
          <table:table-cell office:value-type="string">
            <text:p>2018-11-28 15:55:45</text:p>
          </table:table-cell>
          <table:table-cell office:value-type="float" office:value="5">
            <text:p>5</text:p>
          </table:table-cell>
          <table:table-cell office:value-type="string">
            <text:p>.0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table:number-columns-repeated="2" office:value-type="float" office:value="193">
            <text:p>193</text:p>
          </table:table-cell>
          <table:table-cell office:value-type="float" office:value="2">
            <text:p>2</text:p>
          </table:table-cell>
          <table:table-cell office:value-type="string">
            <text:p>3.5</text:p>
          </table:table-cell>
          <table:table-cell table:number-columns-repeated="2" office:value-type="string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3</text:p>
          </table:table-cell>
          <table:table-cell office:value-type="string">
            <text:p>7.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8-11-28 15:56:57</text:p>
          </table:table-cell>
          <table:table-cell office:value-type="string">
            <text:p>2018-11-28 15:58:33</text:p>
          </table:table-cell>
          <table:table-cell office:value-type="float" office:value="5">
            <text:p>5</text:p>
          </table:table-cell>
          <table:table-cell office:value-type="string">
            <text:p>.00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table:number-columns-repeated="2" office:value-type="float" office:value="193">
            <text:p>193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3</text:p>
          </table:table-cell>
          <table:table-cell office:value-type="string">
            <text:p>55.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8-11-28 16:25:49</text:p>
          </table:table-cell>
          <table:table-cell office:value-type="string">
            <text:p>2018-11-28 16:28:26</text:p>
          </table:table-cell>
          <table:table-cell office:value-type="float" office:value="5">
            <text:p>5</text:p>
          </table:table-cell>
          <table:table-cell office:value-type="string">
            <text:p>.0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table:number-columns-repeated="2" office:value-type="float" office:value="193">
            <text:p>193</text:p>
          </table:table-cell>
          <table:table-cell office:value-type="float" office:value="2">
            <text:p>2</text:p>
          </table:table-cell>
          <table:table-cell office:value-type="string">
            <text:p>3.5</text:p>
          </table:table-cell>
          <table:table-cell table:number-columns-repeated="2" office:value-type="string">
            <text:p>0.5</text:p>
          </table:table-cell>
          <table:table-cell office:value-type="float" office:value="0">
            <text:p>0</text:p>
          </table:table-cell>
          <table:table-cell office:value-type="string">
            <text:p>5.76</text:p>
          </table:table-cell>
          <table:table-cell office:value-type="string">
            <text:p>0.3</text:p>
          </table:table-cell>
          <table:table-cell office:value-type="string">
            <text:p>13.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8-11-28 16:29:37</text:p>
          </table:table-cell>
          <table:table-cell office:value-type="string">
            <text:p>2018-11-28 16:33:43</text:p>
          </table:table-cell>
          <table:table-cell office:value-type="float" office:value="5">
            <text:p>5</text:p>
          </table:table-cell>
          <table:table-cell office:value-type="string">
            <text:p>.00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table:number-columns-repeated="2" office:value-type="float" office:value="193">
            <text:p>193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3</text:p>
          </table:table-cell>
          <table:table-cell office:value-type="string">
            <text:p>55.5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9-01-01 00:21:28</text:p>
          </table:table-cell>
          <table:table-cell office:value-type="string">
            <text:p>2019-01-01 00:28:37</text:p>
          </table:table-cell>
          <table:table-cell office:value-type="float" office:value="1">
            <text:p>1</text:p>
          </table:table-cell>
          <table:table-cell office:value-type="string">
            <text:p>1.3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63">
            <text:p>163</text:p>
          </table:table-cell>
          <table:table-cell office:value-type="float" office:value="229">
            <text:p>229</text:p>
          </table:table-cell>
          <table:table-cell office:value-type="float" office:value="1">
            <text:p>1</text:p>
          </table:table-cell>
          <table:table-cell office:value-type="string">
            <text:p>6.5</text:p>
          </table:table-cell>
          <table:table-cell table:number-columns-repeated="2" office:value-type="string">
            <text:p>0.5</text:p>
          </table:table-cell>
          <table:table-cell office:value-type="string">
            <text:p>1.25</text:p>
          </table:table-cell>
          <table:table-cell office:value-type="float" office:value="0">
            <text:p>0</text:p>
          </table:table-cell>
          <table:table-cell office:value-type="string">
            <text:p>0.3</text:p>
          </table:table-cell>
          <table:table-cell office:value-type="string">
            <text:p>9.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9-01-01 00:32:01</text:p>
          </table:table-cell>
          <table:table-cell office:value-type="string">
            <text:p>2019-01-01 00:45:39</text:p>
          </table:table-cell>
          <table:table-cell office:value-type="float" office:value="1">
            <text:p>1</text:p>
          </table:table-cell>
          <table:table-cell office:value-type="string">
            <text:p>3.7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229">
            <text:p>22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13.5</text:p>
          </table:table-cell>
          <table:table-cell table:number-columns-repeated="2" office:value-type="string">
            <text:p>0.5</text:p>
          </table:table-cell>
          <table:table-cell office:value-type="string">
            <text:p>3.7</text:p>
          </table:table-cell>
          <table:table-cell office:value-type="float" office:value="0">
            <text:p>0</text:p>
          </table:table-cell>
          <table:table-cell office:value-type="string">
            <text:p>0.3</text:p>
          </table:table-cell>
          <table:table-cell office:value-type="string">
            <text:p>1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9-01-01 00:57:32</text:p>
          </table:table-cell>
          <table:table-cell office:value-type="string">
            <text:p>2019-01-01 01:09:32</text:p>
          </table:table-cell>
          <table:table-cell office:value-type="float" office:value="2">
            <text:p>2</text:p>
          </table:table-cell>
          <table:table-cell office:value-type="string">
            <text:p>2.1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41">
            <text:p>141</text:p>
          </table:table-cell>
          <table:table-cell office:value-type="float" office:value="234">
            <text:p>23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.5</text:p>
          </table:table-cell>
          <table:table-cell office:value-type="string">
            <text:p>1.7</text:p>
          </table:table-cell>
          <table:table-cell office:value-type="float" office:value="0">
            <text:p>0</text:p>
          </table:table-cell>
          <table:table-cell office:value-type="string">
            <text:p>0.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9-01-01 00:24:04</text:p>
          </table:table-cell>
          <table:table-cell office:value-type="string">
            <text:p>2019-01-01 00:47:06</text:p>
          </table:table-cell>
          <table:table-cell office:value-type="float" office:value="2">
            <text:p>2</text:p>
          </table:table-cell>
          <table:table-cell office:value-type="string">
            <text:p>2.8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246">
            <text:p>246</text:p>
          </table:table-cell>
          <table:table-cell office:value-type="float" office:value="162">
            <text:p>16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0.5</text:p>
          </table:table-cell>
          <table:table-cell office:value-type="string">
            <text:p>3.25</text:p>
          </table:table-cell>
          <table:table-cell office:value-type="float" office:value="0">
            <text:p>0</text:p>
          </table:table-cell>
          <table:table-cell office:value-type="string">
            <text:p>0.3</text:p>
          </table:table-cell>
          <table:table-cell office:value-type="string">
            <text:p>19.5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9-01-01 00:21:59</text:p>
          </table:table-cell>
          <table:table-cell office:value-type="string">
            <text:p>2019-01-01 00:28:24</text:p>
          </table:table-cell>
          <table:table-cell office:value-type="float" office:value="1">
            <text:p>1</text:p>
          </table:table-cell>
          <table:table-cell office:value-type="string">
            <text:p>.7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238">
            <text:p>238</text:p>
          </table:table-cell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office:value-type="string">
            <text:p>5.5</text:p>
          </table:table-cell>
          <table:table-cell table:number-columns-repeated="2" office:value-type="string">
            <text:p>0.5</text:p>
          </table:table-cell>
          <table:table-cell office:value-type="string">
            <text:p>1.7</text:p>
          </table:table-cell>
          <table:table-cell office:value-type="float" office:value="0">
            <text:p>0</text:p>
          </table:table-cell>
          <table:table-cell office:value-type="string">
            <text:p>0.3</text:p>
          </table:table-cell>
          <table:table-cell office:value-type="string">
            <text:p>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9-01-01 00:45:21</text:p>
          </table:table-cell>
          <table:table-cell office:value-type="string">
            <text:p>2019-01-01 01:31:05</text:p>
          </table:table-cell>
          <table:table-cell office:value-type="float" office:value="1">
            <text:p>1</text:p>
          </table:table-cell>
          <table:table-cell office:value-type="string">
            <text:p>8.7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63">
            <text:p>163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34.5</text:p>
          </table:table-cell>
          <table:table-cell table:number-columns-repeated="2" office:value-type="string">
            <text:p>0.5</text:p>
          </table:table-cell>
          <table:table-cell office:value-type="string">
            <text:p>7.15</text:p>
          </table:table-cell>
          <table:table-cell office:value-type="float" office:value="0">
            <text:p>0</text:p>
          </table:table-cell>
          <table:table-cell office:value-type="string">
            <text:p>0.3</text:p>
          </table:table-cell>
          <table:table-cell office:value-type="string">
            <text:p>42.9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9-01-01 00:43:19</text:p>
          </table:table-cell>
          <table:table-cell office:value-type="string">
            <text:p>2019-01-01 01:07:42</text:p>
          </table:table-cell>
          <table:table-cell office:value-type="float" office:value="1">
            <text:p>1</text:p>
          </table:table-cell>
          <table:table-cell office:value-type="string">
            <text:p>6.3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224">
            <text:p>224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21.5</text:p>
          </table:table-cell>
          <table:table-cell table:number-columns-repeated="2" office:value-type="string">
            <text:p>0.5</text:p>
          </table:table-cell>
          <table:table-cell office:value-type="string">
            <text:p>5.7</text:p>
          </table:table-cell>
          <table:table-cell office:value-type="float" office:value="0">
            <text:p>0</text:p>
          </table:table-cell>
          <table:table-cell office:value-type="string">
            <text:p>0.3</text:p>
          </table:table-cell>
          <table:table-cell office:value-type="string">
            <text:p>2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9-01-01 00:58:24</text:p>
          </table:table-cell>
          <table:table-cell office:value-type="string">
            <text:p>2019-01-01 01:15:18</text:p>
          </table:table-cell>
          <table:table-cell office:value-type="float" office:value="1">
            <text:p>1</text:p>
          </table:table-cell>
          <table:table-cell office:value-type="string">
            <text:p>2.7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41">
            <text:p>141</text:p>
          </table:table-cell>
          <table:table-cell office:value-type="float" office:value="234">
            <text:p>23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3</text:p>
          </table:table-cell>
          <table:table-cell office:value-type="string">
            <text:p>15.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9-01-01 00:23:14</text:p>
          </table:table-cell>
          <table:table-cell office:value-type="string">
            <text:p>2019-01-01 00:25:40</text:p>
          </table:table-cell>
          <table:table-cell office:value-type="float" office:value="1">
            <text:p>1</text:p>
          </table:table-cell>
          <table:table-cell office:value-type="string">
            <text:p>.38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table:number-columns-repeated="2" office:value-type="float" office:value="170">
            <text:p>170</text:p>
          </table:table-cell>
          <table:table-cell office:value-type="float" office:value="2">
            <text:p>2</text:p>
          </table:table-cell>
          <table:table-cell office:value-type="string">
            <text:p>3.5</text:p>
          </table:table-cell>
          <table:table-cell table:number-columns-repeated="2" office:value-type="string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3</text:p>
          </table:table-cell>
          <table:table-cell office:value-type="string">
            <text:p>4.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9-01-01 00:39:51</text:p>
          </table:table-cell>
          <table:table-cell office:value-type="string">
            <text:p>2019-01-01 00:48:02</text:p>
          </table:table-cell>
          <table:table-cell office:value-type="float" office:value="1">
            <text:p>1</text:p>
          </table:table-cell>
          <table:table-cell office:value-type="string">
            <text:p>.55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table:number-columns-repeated="2" office:value-type="float" office:value="170">
            <text:p>170</text:p>
          </table:table-cell>
          <table:table-cell office:value-type="float" office:value="1">
            <text:p>1</text:p>
          </table:table-cell>
          <table:table-cell office:value-type="string">
            <text:p>6.5</text:p>
          </table:table-cell>
          <table:table-cell table:number-columns-repeated="2" office:value-type="string">
            <text:p>0.5</text:p>
          </table:table-cell>
          <table:table-cell office:value-type="string">
            <text:p>1.95</text:p>
          </table:table-cell>
          <table:table-cell office:value-type="float" office:value="0">
            <text:p>0</text:p>
          </table:table-cell>
          <table:table-cell office:value-type="string">
            <text:p>0.3</text:p>
          </table:table-cell>
          <table:table-cell office:value-type="string">
            <text:p>9.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9-01-01 00:46:00</text:p>
          </table:table-cell>
          <table:table-cell office:value-type="string">
            <text:p>2019-01-01 00:49:07</text:p>
          </table:table-cell>
          <table:table-cell office:value-type="float" office:value="1">
            <text:p>1</text:p>
          </table:table-cell>
          <table:table-cell office:value-type="string">
            <text:p>.3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table:number-columns-repeated="2"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0.5</text:p>
          </table:table-cell>
          <table:table-cell office:value-type="string">
            <text:p>1.06</text:p>
          </table:table-cell>
          <table:table-cell office:value-type="float" office:value="0">
            <text:p>0</text:p>
          </table:table-cell>
          <table:table-cell office:value-type="string">
            <text:p>0.3</text:p>
          </table:table-cell>
          <table:table-cell office:value-type="string">
            <text:p>6.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9-01-01 00:57:45</text:p>
          </table:table-cell>
          <table:table-cell office:value-type="string">
            <text:p>2019-01-01 01:03:51</text:p>
          </table:table-cell>
          <table:table-cell office:value-type="float" office:value="1">
            <text:p>1</text:p>
          </table:table-cell>
          <table:table-cell office:value-type="string">
            <text:p>1.42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70">
            <text:p>170</text:p>
          </table:table-cell>
          <table:table-cell office:value-type="float" office:value="141">
            <text:p>141</text:p>
          </table:table-cell>
          <table:table-cell office:value-type="float" office:value="1">
            <text:p>1</text:p>
          </table:table-cell>
          <table:table-cell office:value-type="string">
            <text:p>6.5</text:p>
          </table:table-cell>
          <table:table-cell table:number-columns-repeated="2" office:value-type="string">
            <text:p>0.5</text:p>
          </table:table-cell>
          <table:table-cell office:value-type="string">
            <text:p>1.56</text:p>
          </table:table-cell>
          <table:table-cell office:value-type="float" office:value="0">
            <text:p>0</text:p>
          </table:table-cell>
          <table:table-cell office:value-type="string">
            <text:p>0.3</text:p>
          </table:table-cell>
          <table:table-cell office:value-type="string">
            <text:p>9.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9-01-01 00:16:16</text:p>
          </table:table-cell>
          <table:table-cell office:value-type="string">
            <text:p>2019-01-01 00:25:57</text:p>
          </table:table-cell>
          <table:table-cell office:value-type="float" office:value="1">
            <text:p>1</text:p>
          </table:table-cell>
          <table:table-cell office:value-type="string">
            <text:p>1.72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41">
            <text:p>41</text:p>
          </table:table-cell>
          <table:table-cell office:value-type="float" office:value="247">
            <text:p>24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3</text:p>
          </table:table-cell>
          <table:table-cell office:value-type="string">
            <text:p>10.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9-01-01 00:46:43</text:p>
          </table:table-cell>
          <table:table-cell office:value-type="string">
            <text:p>2019-01-01 00:47:02</text:p>
          </table:table-cell>
          <table:table-cell office:value-type="float" office:value="1">
            <text:p>1</text:p>
          </table:table-cell>
          <table:table-cell office:value-type="string">
            <text:p>.06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16">
            <text:p>116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string">
            <text:p>2.5</text:p>
          </table:table-cell>
          <table:table-cell table:number-columns-repeated="2" office:value-type="string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3</text:p>
          </table:table-cell>
          <table:table-cell office:value-type="string">
            <text:p>3.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9-01-01 00:48:01</text:p>
          </table:table-cell>
          <table:table-cell office:value-type="string">
            <text:p>2019-01-01 01:00:23</text:p>
          </table:table-cell>
          <table:table-cell office:value-type="float" office:value="1">
            <text:p>1</text:p>
          </table:table-cell>
          <table:table-cell office:value-type="string">
            <text:p>1.5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13">
            <text:p>113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7.5</text:p>
          </table:table-cell>
          <table:table-cell table:number-columns-repeated="2" office:value-type="string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3</text:p>
          </table:table-cell>
          <table:table-cell office:value-type="string">
            <text:p>8.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9-01-01 00:55:27</text:p>
          </table:table-cell>
          <table:table-cell office:value-type="string">
            <text:p>2019-01-01 01:11:50</text:p>
          </table:table-cell>
          <table:table-cell office:value-type="float" office:value="1">
            <text:p>1</text:p>
          </table:table-cell>
          <table:table-cell office:value-type="string">
            <text:p>1.2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61">
            <text:p>161</text:p>
          </table:table-cell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office:value-type="string">
            <text:p>10.5</text:p>
          </table:table-cell>
          <table:table-cell table:number-columns-repeated="2" office:value-type="string">
            <text:p>0.5</text:p>
          </table:table-cell>
          <table:table-cell office:value-type="string">
            <text:p>2.95</text:p>
          </table:table-cell>
          <table:table-cell office:value-type="float" office:value="0">
            <text:p>0</text:p>
          </table:table-cell>
          <table:table-cell office:value-type="string">
            <text:p>0.3</text:p>
          </table:table-cell>
          <table:table-cell office:value-type="string">
            <text:p>14.7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9-01-01 00:19:55</text:p>
          </table:table-cell>
          <table:table-cell office:value-type="string">
            <text:p>2019-01-01 00:57:56</text:p>
          </table:table-cell>
          <table:table-cell office:value-type="float" office:value="1">
            <text:p>1</text:p>
          </table:table-cell>
          <table:table-cell office:value-type="string">
            <text:p>12.3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38">
            <text:p>13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table:number-columns-repeated="2" office:value-type="string">
            <text:p>0.5</text:p>
          </table:table-cell>
          <table:table-cell office:value-type="float" office:value="4">
            <text:p>4</text:p>
          </table:table-cell>
          <table:table-cell office:value-type="string">
            <text:p>5.76</text:p>
          </table:table-cell>
          <table:table-cell office:value-type="string">
            <text:p>0.3</text:p>
          </table:table-cell>
          <table:table-cell office:value-type="string">
            <text:p>49.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9-01-01 00:13:53</text:p>
          </table:table-cell>
          <table:table-cell office:value-type="string">
            <text:p>2019-01-01 00:22:11</text:p>
          </table:table-cell>
          <table:table-cell office:value-type="float" office:value="1">
            <text:p>1</text:p>
          </table:table-cell>
          <table:table-cell office:value-type="string">
            <text:p>1.3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44">
            <text:p>144</text:p>
          </table:table-cell>
          <table:table-cell office:value-type="float" office:value="261">
            <text:p>261</text:p>
          </table:table-cell>
          <table:table-cell office:value-type="float" office:value="2">
            <text:p>2</text:p>
          </table:table-cell>
          <table:table-cell office:value-type="string">
            <text:p>7.5</text:p>
          </table:table-cell>
          <table:table-cell table:number-columns-repeated="2" office:value-type="string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3</text:p>
          </table:table-cell>
          <table:table-cell office:value-type="string">
            <text:p>8.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9-01-01 00:26:21</text:p>
          </table:table-cell>
          <table:table-cell office:value-type="string">
            <text:p>2019-01-01 00:39:39</text:p>
          </table:table-cell>
          <table:table-cell office:value-type="float" office:value="1">
            <text:p>1</text:p>
          </table:table-cell>
          <table:table-cell office:value-type="string">
            <text:p>1.9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231">
            <text:p>231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string">
            <text:p>10.5</text:p>
          </table:table-cell>
          <table:table-cell table:number-columns-repeated="2" office:value-type="string">
            <text:p>0.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.3</text:p>
          </table:table-cell>
          <table:table-cell office:value-type="string">
            <text:p>13.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9-01-01 00:50:06</text:p>
          </table:table-cell>
          <table:table-cell office:value-type="string">
            <text:p>2019-01-01 01:11:36</text:p>
          </table:table-cell>
          <table:table-cell office:value-type="float" office:value="1">
            <text:p>1</text:p>
          </table:table-cell>
          <table:table-cell office:value-type="string">
            <text:p>4.6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07">
            <text:p>107</text:p>
          </table:table-cell>
          <table:table-cell office:value-type="float" office:value="181">
            <text:p>18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number-columns-repeated="2" office:value-type="string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3</text:p>
          </table:table-cell>
          <table:table-cell office:value-type="string">
            <text:p>20.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9-01-01 00:17:00</text:p>
          </table:table-cell>
          <table:table-cell office:value-type="string">
            <text:p>2019-01-01 00:22:39</text:p>
          </table:table-cell>
          <table:table-cell office:value-type="float" office:value="3">
            <text:p>3</text:p>
          </table:table-cell>
          <table:table-cell office:value-type="string">
            <text:p>.6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61">
            <text:p>161</text:p>
          </table:table-cell>
          <table:table-cell office:value-type="float" office:value="229">
            <text:p>229</text:p>
          </table:table-cell>
          <table:table-cell office:value-type="float" office:value="1">
            <text:p>1</text:p>
          </table:table-cell>
          <table:table-cell office:value-type="string">
            <text:p>5.5</text:p>
          </table:table-cell>
          <table:table-cell table:number-columns-repeated="2" office:value-type="string">
            <text:p>0.5</text:p>
          </table:table-cell>
          <table:table-cell office:value-type="string">
            <text:p>1.35</text:p>
          </table:table-cell>
          <table:table-cell office:value-type="float" office:value="0">
            <text:p>0</text:p>
          </table:table-cell>
          <table:table-cell office:value-type="string">
            <text:p>0.3</text:p>
          </table:table-cell>
          <table:table-cell office:value-type="string">
            <text:p>8.1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2019-01-01 00:32:59</text:p>
          </table:table-cell>
          <table:table-cell office:value-type="float" office:value="3">
            <text:p>3</text:p>
          </table:table-cell>
          <table:table-cell office:value-type="string">
            <text:p>.00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office:value-type="float" office:value="237">
            <text:p>237</text:p>
          </table:table-cell>
          <table:table-cell office:value-type="float" office:value="264">
            <text:p>264</text:p>
          </table:table-cell>
          <table:table-cell office:value-type="float" office:value="2">
            <text:p>2</text:p>
          </table:table-cell>
          <table:table-cell office:value-type="string">
            <text:p>6.5</text:p>
          </table:table-cell>
          <table:table-cell table:number-columns-repeated="2" office:value-type="string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3</text:p>
          </table:table-cell>
          <table:table-cell office:value-type="string">
            <text:p>7.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9-01-01 00:43:19</text:p>
          </table:table-cell>
          <table:table-cell office:value-type="string">
            <text:p>2019-01-01 00:58:09</text:p>
          </table:table-cell>
          <table:table-cell office:value-type="float" office:value="2">
            <text:p>2</text:p>
          </table:table-cell>
          <table:table-cell office:value-type="string">
            <text:p>3.0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263">
            <text:p>263</text:p>
          </table:table-cell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0.5</text:p>
          </table:table-cell>
          <table:table-cell office:value-type="string">
            <text:p>2.65</text:p>
          </table:table-cell>
          <table:table-cell office:value-type="float" office:value="0">
            <text:p>0</text:p>
          </table:table-cell>
          <table:table-cell office:value-type="string">
            <text:p>0.3</text:p>
          </table:table-cell>
          <table:table-cell office:value-type="string">
            <text:p>15.95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2">12/10/2019</text:date>, <text:time>16:18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17:19:45.05</meta:creation-date>
    <dc:date>2019-10-12T16:18:47.12</dc:date>
    <meta:editing-duration>PT1H16M46S</meta:editing-duration>
    <meta:editing-cycles>3</meta:editing-cycles>
    <meta:generator>OpenOffice/4.1.6$Win32 OpenOffice.org_project/416m1$Build-9790</meta:generator>
    <meta:document-statistic meta:table-count="3" meta:cell-count="527" meta:object-count="0"/>
  </office:meta>
</office:document-meta>
</file>